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> Ms </text:p>
      <text:p text:style-name="P3"/>
      <text:p text:style-name="P2">This is a very important letter from <text:s/><text:span text:style-name="T1">2007-02-06 to </text:span><text:span text:style-name="T2">ORCL</text:span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9-17T09:20:43.401Z</dc:date>
    <meta:editing-cycles>41</meta:editing-cycles>
    <meta:generator>WebODF/0.5.7 Mozilla/5.0 (X11; Ubuntu; Linux x86_64; rv:39.0) Gecko/20100101 Firefox/39.0</meta:generator>
    <dc:creator>WebODF-Curious</dc:creator>
  </office:meta>
</office:document-meta>
</file>